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24" style:family="table-cell" style:parent-style-name="Default" style:data-style-name="N0">
      <style:table-cell-properties fo:background-color="#22a196" style:text-align-source="fix" style:repeat-content="false" fo:wrap-option="wrap" fo:border="0.74pt solid #000000" style:vertical-align="middle"/>
      <style:paragraph-properties fo:text-align="center" fo:margin-left="0cm"/>
      <style:text-properties fo:color="#ffffff" style:font-name="Arial" fo:font-size="10pt" fo:font-weight="bold" style:font-size-asian="10pt" style:font-weight-asian="bold" style:font-size-complex="10pt" style:font-weight-complex="bold"/>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1"/>
        <table:table-column table:style-name="co2" table:default-cell-style-name="ce87"/>
        <table:table-column table:style-name="co3" table:default-cell-style-name="ce93"/>
        <table:table-column table:style-name="co4" table:default-cell-style-name="ce101"/>
        <table:table-column table:style-name="co5" table:default-cell-style-name="ce106"/>
        <table:table-column table:style-name="co6" table:default-cell-style-name="ce106"/>
        <table:table-column table:style-name="co7" table:number-columns-repeated="1018" table:default-cell-style-name="ce111"/>
        <table:table-row table:style-name="ro1">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text:s/>Changing this issue will cause the stopping of the services</text:p>
          </table:table-cell>
          <table:table-cell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2" draw:text-style-name="P2" svg:width="2.899cm" svg:height="2.009cm" svg:x="54.093cm" svg:y="-2.01cm" draw:caption-point-x="-0.61cm" draw:caption-point-y="2.01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User and Group Settings/root PATH environ</text:p>
          </table:table-cell>
          <table:table-cell table:style-name="ce84" office:value-type="string" calcext:value-type="string">
            <text:p>GENERICO / PATH / KYNDRYL</text:p>
          </table:table-cell>
          <table:table-cell table:style-name="ce89" office:value-type="string" calcext:value-type="string">
            <text:p>/home/gctuxat2/.local/bin is not a directory. </text:p>
            <text:p>/home/gctuxat2/bin is not a directory. </text:p>
            <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CTTI</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CTTI</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78" office:value-type="string" calcext:value-type="string">
            <text:p>Network Settings/TCP Configuration Files Restrictions</text:p>
          </table:table-cell>
          <table:table-cell table:style-name="ce85" office:value-type="string" calcext:value-type="string">
            <text:p>GENERICO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TTI</text:p>
          </table:table-cell>
          <table:table-cell table:style-name="ce88" office:value-type="string" calcext:value-type="string">
            <text:p>SSH Private Key: file_idrsa not passphrase protected</text:p>
          </table:table-cell>
          <table:table-cell table:style-name="ce95" office:value-type="string" calcext:value-type="string">
            <text:p>It is associated with the Tower credentials that are used for connection between the and the machines or EndPoints</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 </text:p>
          </table:table-cell>
          <table:table-cell table:style-name="ce95" office:value-type="string" calcext:value-type="string">
            <text:p>The account is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2">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Filesystem Configuration/noexec option set on \tmp partition</text:p>
          </table:table-cell>
          <table:table-cell table:style-name="ce85" office:value-type="string" calcext:value-type="string">
            <text:p>CTTI / TMP / NOEXEC</text:p>
          </table:table-cell>
          <table:table-cell table:style-name="ce88" office:value-type="string" calcext:value-type="string">
            <text:p>Ensure noexec option set on /tmp partition if it exist</text:p>
          </table:table-cell>
          <table:table-cell table:style-name="ce95" office:value-type="string" calcext:value-type="string">
            <text:p>/tmp directory is a FileSystem which is used for temporary storage by all users and some applications.</text:p>
          </table:table-cell>
          <table:table-cell table:style-name="ce103" office:value-type="string" calcext:value-type="string">
            <text:p>Stablishing this option in a filesystem avoid users from executing programs. This dissuade users from putting into the system potentially malicious software.</text:p>
          </table:table-cell>
          <table:table-cell table:style-name="ce103"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78" office:value-type="string" calcext:value-type="string">
            <text:p>Filesystem Configuration/noexec option set on \dev\shm partition</text:p>
          </table:table-cell>
          <table:table-cell table:style-name="ce85" office:value-type="string" calcext:value-type="string">
            <text:p>CTTI / SHM / NOEXEC</text:p>
          </table:table-cell>
          <table:table-cell table:style-name="ce88" office:value-type="string" calcext:value-type="string">
            <text:p>Ensure noexec option set on /dev/shm partition if it exist</text:p>
          </table:table-cell>
          <table:table-cell table:style-name="ce95" office:value-type="string" calcext:value-type="string">
            <text:p>/dev/shm is a shared memory FileSystem. It stores memory segments and other temporary data which is used by different devices and applications for comunicating with kernel. Data stored in this FileSystem will be deleted after rebooting the operative system.</text:p>
          </table:table-cell>
          <table:table-cell table:style-name="ce103" office:value-type="string" calcext:value-type="string">
            <text:p>Stablishing this option in a filesystem avoid users from executing programs. This dissuade users from putting into the system potentially malicious software.</text:p>
          </table:table-cell>
          <table:table-cell table:style-name="ce103"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78" office:value-type="string" calcext:value-type="string">
            <text:p>Filesystem Configuration/noexec option set on \tmp partition</text:p>
          </table:table-cell>
          <table:table-cell table:style-name="ce85" office:value-type="string" calcext:value-type="string">
            <text:p>INFRA / TMP / NOEXEC</text:p>
          </table:table-cell>
          <table:table-cell table:style-name="ce88" office:value-type="string" calcext:value-type="string">
            <text:p>Ensure noexec option set on /tmp partition if it exist</text:p>
          </table:table-cell>
          <table:table-cell table:style-name="ce24" office:value-type="string" calcext:value-type="string">
            <text:p>[ ES01QPC020ITDRM , ES06QPC020ITDRM ]</text:p>
          </table:table-cell>
          <table:table-cell table:style-name="ce103" office:value-type="string" calcext:value-type="string">
            <text:p>The risk of not including the noexec option in /etc/fstab for the /tmp partition would be that unauthorized programs can be executed from /tmp.</text:p>
          </table:table-cell>
          <table:table-cell table:style-name="ce103" office:value-type="string" calcext:value-type="string">
            <text:p><text:s/>The Spectrum Control application does not work, making it impossible to start it</text:p>
          </table:table-cell>
          <table:table-cell table:number-columns-repeated="1018"/>
        </table:table-row>
        <table:table-row table:style-name="ro2" table:number-rows-repeated="9">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2"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2"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2"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2"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6-30T14:03:15.612284841</dc:date>
    <meta:editing-cycles>262</meta:editing-cycles>
    <meta:editing-duration>P5DT36M15S</meta:editing-duration>
    <meta:document-statistic meta:table-count="1" meta:cell-count="274" meta:object-count="0"/>
  </office:meta>
</office:document-meta>
</file>